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Linux Biolinum G" fo:font-size="12pt" fo:font-weight="bold" officeooo:rsid="000fa545" officeooo:paragraph-rsid="0011517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Linux Biolinum G" fo:font-size="12pt" fo:font-weight="bold" officeooo:rsid="000fa545" officeooo:paragraph-rsid="001288e6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use-window-font-color="true" style:font-name="Linux Biolinum G" fo:font-size="10pt" fo:font-style="normal" fo:font-weight="normal" officeooo:rsid="001916e6" officeooo:paragraph-rsid="0011517d" fo:background-color="transparent" style:font-name-asian="Times New Roman" style:font-size-asian="10pt" style:font-style-asian="normal" style:font-name-complex="Linux Biolinum G" style:font-size-complex="10pt" style:font-style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use-window-font-color="true" style:font-name="Linux Biolinum G" fo:font-size="10pt" fo:font-style="normal" fo:font-weight="normal" officeooo:rsid="001997ab" officeooo:paragraph-rsid="001997ab" fo:background-color="transparent" style:font-name-asian="Times New Roman" style:font-size-asian="10pt" style:font-style-asian="normal" style:font-name-complex="Linux Biolinum G" style:font-size-complex="10pt" style:font-style-complex="normal"/>
    </style:style>
    <style:style style:name="T1" style:family="text">
      <style:text-properties officeooo:rsid="0012356d" style:font-name-complex="Linux Biolinum G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b232c" style:font-style-asian="italic" style:font-style-complex="italic"/>
    </style:style>
    <style:style style:name="T4" style:family="text">
      <style:text-properties officeooo:rsid="001afd9b"/>
    </style:style>
    <style:style style:name="T5" style:family="text">
      <style:text-properties officeooo:rsid="001b232c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 Portfolio <text:span text:style-name="T1">2016</text:span></text:p>
      <text:p text:style-name="P1">Sarah Usick</text:p>
      <text:p text:style-name="P3"/>
      <text:p text:style-name="P4"/>
      <text:section text:style-name="Sect1" text:name="Section1">
        <text:p text:style-name="P4">01. <text:s/><text:span text:style-name="T2">Back alley, Brandon MB</text:span></text:p>
        <text:p text:style-name="P4">Oil on canvas</text:p>
        <text:p text:style-name="P4">24 x 32”</text:p>
        <text:p text:style-name="P4">2013</text:p>
        <text:p text:style-name="P4"/>
        <text:p text:style-name="P4">02. <text:s/><text:span text:style-name="T2">Wasting Time</text:span></text:p>
        <text:p text:style-name="P4">Ink and watercolour on poster board</text:p>
        <text:p text:style-name="P4">22 x 28”</text:p>
        <text:p text:style-name="P4">2012</text:p>
        <text:p text:style-name="P4"/>
        <text:p text:style-name="P4">03. <text:s/><text:span text:style-name="T2">Childhood</text:span> </text:p>
        <text:p text:style-name="P4">Oil, <text:span text:style-name="T4">sand, mixed media</text:span> on canvas</text:p>
        <text:p text:style-name="P4">9 x 9”</text:p>
        <text:p text:style-name="P4">2012</text:p>
        <text:p text:style-name="P4"/>
        <text:p text:style-name="P4">04. <text:s/><text:span text:style-name="T2">Cosmos</text:span></text:p>
        <text:p text:style-name="P4">Oil pastel, tempera on paper</text:p>
        <text:p text:style-name="P4">9 x 12"</text:p>
        <text:p text:style-name="P4">2015</text:p>
        <text:p text:style-name="P4"/>
        <text:p text:style-name="P4">05. <text:s/><text:span text:style-name="T2">Art Camp, Junk Sculptures</text:span></text:p>
        <text:p text:style-name="P4">Digital image</text:p>
        <text:p text:style-name="P4">4 x 6"</text:p>
        <text:p text:style-name="P4">2015</text:p>
        <text:p text:style-name="P4"/>
        <text:p text:style-name="P4">06. <text:s/><text:span text:style-name="T2">Icon</text:span></text:p>
        <text:p text:style-name="P4">Oil on canvas</text:p>
        <text:p text:style-name="P4">23.5 x 32"</text:p>
        <text:p text:style-name="P4">2013</text:p>
        <text:p text:style-name="P4"/>
        <text:p text:style-name="P4">07. <text:span text:style-name="T2">איפה הדרך לתל-אביב/Afo Ha'derec l'Tel-aviv/Where is the road to Tel Aviv?</text:span></text:p>
        <text:p text:style-name="P4">Collage, chalk on poster board</text:p>
        <text:p text:style-name="P4">22 x 28”</text:p>
        <text:p text:style-name="P4">2014</text:p>
        <text:p text:style-name="P4">08. <text:s/><text:span text:style-name="T2">The Dugout</text:span></text:p>
        <text:p text:style-name="P4">Oil on canvas</text:p>
        <text:p text:style-name="P4">16 x 20”</text:p>
        <text:p text:style-name="P4">2013</text:p>
        <text:p text:style-name="P4"/>
        <text:p text:style-name="P4">09. <text:s/><text:span text:style-name="T2">He Who Wins the War</text:span></text:p>
        <text:p text:style-name="P4">Oil and mixed media on Masonite</text:p>
        <text:p text:style-name="P4">60 x 48”</text:p>
        <text:p text:style-name="P4">2015</text:p>
        <text:p text:style-name="P4"/>
        <text:p text:style-name="P4">10. <text:s/><text:span text:style-name="T2">Woman</text:span></text:p>
        <text:p text:style-name="P4">Dried Acrylic on ceiling tile</text:p>
        <text:p text:style-name="P4">12 x 12”</text:p>
        <text:p text:style-name="P4">2013</text:p>
        <text:p text:style-name="P4"/>
        <text:p text:style-name="P4">11. <text:s/><text:span text:style-name="T2">When I Was Your Age...</text:span></text:p>
        <text:p text:style-name="P4">Mixed media</text:p>
        <text:p text:style-name="P4">12 x 10 x 8"</text:p>
        <text:p text:style-name="P4">2015</text:p>
        <text:p text:style-name="P4"/>
        <text:p text:style-name="P4">12. <text:s/><text:span text:style-name="T2">Building the Future</text:span></text:p>
        <text:p text:style-name="P4">Oil on canvas</text:p>
        <text:p text:style-name="P4"><text:span text:style-name="T5">4</text:span>0 x <text:span text:style-name="T5">4</text:span>0”</text:p>
        <text:p text:style-name="P4">2015</text:p>
        <text:p text:style-name="P4"/>
        <text:p text:style-name="P4">13. <text:s/><text:span text:style-name="T2">Encyclopedia of Time Travel</text:span></text:p>
        <text:p text:style-name="P4">Hardcover books, mixed media</text:p>
        <text:p text:style-name="P4">9 x 11”</text:p>
        <text:p text:style-name="P4">2012</text:p>
        <text:p text:style-name="P4"/>
        <text:p text:style-name="P4">14. <text:s/><text:span text:style-name="T2">The Concept of Identity</text:span></text:p>
        <text:p text:style-name="P4">Oil on canvas</text:p>
        <text:p text:style-name="P4">25 x 40”</text:p>
        <text:p text:style-name="P4">2012</text:p>
        <text:p text:style-name="P4"/>
        <text:p text:style-name="P4"><text:soft-page-break/>15. <text:s/><text:span text:style-name="T2">Daybreak</text:span></text:p>
        <text:p text:style-name="P4">Oil on canvas</text:p>
        <text:p text:style-name="P4">10 x 24"</text:p>
        <text:p text:style-name="P4">2013</text:p>
        <text:p text:style-name="P4"/>
        <text:p text:style-name="P4">16. <text:s/><text:span text:style-name="T2">Heartlock</text:span></text:p>
        <text:p text:style-name="P4">Oil on canvas</text:p>
        <text:p text:style-name="P4">50 x 50”</text:p>
        <text:p text:style-name="P4">2013</text:p>
        <text:p text:style-name="P4"/>
        <text:p text:style-name="P4">17. <text:s/><text:span text:style-name="T2">Washing Feet</text:span></text:p>
        <text:p text:style-name="P4">Charcoal, chalk on poster board</text:p>
        <text:p text:style-name="P4">22 x 28”</text:p>
        <text:p text:style-name="P4">2013</text:p>
        <text:p text:style-name="P4"/>
        <text:p text:style-name="P4">18. <text:s/><text:span text:style-name="T2">The Cult of Modernism</text:span> </text:p>
        <text:p text:style-name="P4">Oil on particle board</text:p>
        <text:p text:style-name="P4">16 x 30”</text:p>
        <text:p text:style-name="P4">2015</text:p>
        <text:p text:style-name="P4"/>
        <text:p text:style-name="P4">19. <text:s/><text:span text:style-name="T2">Comortable with the </text:span><text:span text:style-name="T3">N</text:span><text:span text:style-name="T2">ew Sincerity</text:span></text:p>
        <text:p text:style-name="P4">(Collab. with Jimmie Kilpatrick)</text:p>
        <text:p text:style-name="P4">Oil, acrylic, collage on canvas</text:p>
        <text:p text:style-name="P4">22 x 30”</text:p>
        <text:p text:style-name="P4">2015</text:p>
        <text:p text:style-name="P4"/>
        <text:p text:style-name="P4">20. <text:s/><text:span text:style-name="T2">Abdication</text:span> </text:p>
        <text:p text:style-name="P4">Oil on canvas</text:p>
        <text:p text:style-name="P4">60 x 78”</text:p>
        <text:p text:style-name="P4">2015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0T09:29:35.441000000</meta:creation-date>
    <dc:date>2016-01-11T00:36:27.452000000</dc:date>
    <meta:editing-duration>PT1H13M17S</meta:editing-duration>
    <meta:editing-cycles>8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83" meta:word-count="252" meta:character-count="1195" meta:non-whitespace-character-count="1004"/>
  </office:meta>
</office:document-meta>
</file>